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01cm"/>
    </style:style>
    <style:style style:name="gr2" style:family="graphic" style:parent-style-name="standard">
      <style:graphic-properties draw:fill="solid" draw:fill-color="#ccffcc" draw:textarea-horizontal-align="justify" draw:textarea-vertical-align="middle" draw:auto-grow-height="false" fo:min-height="6.735cm" fo:min-width="4.83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118cm"/>
    </style:style>
    <style:style style:name="gr9" style:family="graphic" style:parent-style-name="standard">
      <style:graphic-properties draw:fill="solid" draw:fill-color="#ccffcc" draw:textarea-horizontal-align="justify" draw:textarea-vertical-align="middle" draw:auto-grow-height="false" fo:min-height="1.277cm" fo:min-width="2.105cm"/>
    </style:style>
    <style:style style:name="gr10" style:family="graphic" style:parent-style-name="standard">
      <style:graphic-properties draw:fill="solid" draw:fill-color="#ccffcc" draw:textarea-horizontal-align="justify" draw:textarea-vertical-align="middle" draw:auto-grow-height="false" fo:min-height="1.528cm" fo:min-width="1.152cm"/>
    </style:style>
    <style:style style:name="gr11" style:family="graphic" style:parent-style-name="standard">
      <style:graphic-properties draw:fill="solid" draw:fill-color="#ccffcc" draw:textarea-horizontal-align="justify" draw:textarea-vertical-align="middle" draw:auto-grow-height="false" fo:min-height="0.951cm" fo:min-width="4.048cm"/>
    </style:style>
    <style:style style:name="gr12" style:family="graphic" style:parent-style-name="standard">
      <style:graphic-properties draw:fill="solid" draw:fill-color="#ccffcc" draw:textarea-horizontal-align="justify" draw:textarea-vertical-align="middle" draw:auto-grow-height="false" fo:min-height="1.909cm" fo:min-width="2.313cm"/>
    </style:style>
    <style:style style:name="gr13" style:family="graphic" style:parent-style-name="standard">
      <style:graphic-properties draw:fill="solid" draw:fill-color="#ccffcc" draw:textarea-horizontal-align="justify" draw:textarea-vertical-align="middle" draw:auto-grow-height="false" fo:min-height="1.909cm" fo:min-width="2.294cm"/>
    </style:style>
    <style:style style:name="gr14" style:family="graphic" style:parent-style-name="standard">
      <style:graphic-properties draw:fill="solid" draw:fill-color="#ccffcc" draw:textarea-horizontal-align="justify" draw:textarea-vertical-align="middle" draw:auto-grow-height="false" fo:min-height="1.368cm" fo:min-width="2.19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3.108cm"/>
    </style:style>
    <style:style style:name="gr18" style:family="graphic" style:parent-style-name="standard">
      <style:graphic-properties draw:fill="solid" draw:fill-color="#ccffcc" draw:textarea-horizontal-align="justify" draw:textarea-vertical-align="middle" draw:auto-grow-height="false" fo:min-height="1.274cm" fo:min-width="1.024cm"/>
    </style:style>
    <style:style style:name="gr19" style:family="graphic" style:parent-style-name="standard">
      <style:graphic-properties draw:fill="solid" draw:fill-color="#ccffcc" draw:textarea-horizontal-align="justify" draw:textarea-vertical-align="middle" draw:auto-grow-height="false" fo:min-height="1.782cm" fo:min-width="2.0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3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9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918cm"/>
    </style:style>
    <style:style style:name="co1" style:family="table-column">
      <style:table-column-properties style:column-width="4.538cm" style:use-optimal-column-width="false"/>
    </style:style>
    <style:style style:name="co2" style:family="table-column">
      <style:table-column-properties style:column-width="4.548cm" style:use-optimal-column-width="false"/>
    </style:style>
    <style:style style:name="co3" style:family="table-column">
      <style:table-column-properties style:column-width="6.422cm" style:use-optimal-column-width="false"/>
    </style:style>
    <style:style style:name="co4" style:family="table-column">
      <style:table-column-properties style:column-width="13.86cm" style:use-optimal-column-width="false"/>
    </style:style>
    <style:style style:name="co5" style:family="table-column">
      <style:table-column-properties style:column-width="15.977cm" style:use-optimal-column-width="false"/>
    </style:style>
    <style:style style:name="co6" style:family="table-column">
      <style:table-column-properties style:column-width="10.37cm" style:use-optimal-column-width="false"/>
    </style:style>
    <style:style style:name="co7" style:family="table-column">
      <style:table-column-properties style:column-width="9.309cm" style:use-optimal-column-width="false"/>
    </style:style>
    <style:style style:name="co8" style:family="table-column">
      <style:table-column-properties style:column-width="8.831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769cm"/>
    </style:style>
    <style:style style:name="ro3" style:family="table-row">
      <style:table-row-properties style:row-height="1.546cm"/>
    </style:style>
    <style:style style:name="ro4" style:family="table-row">
      <style:table-row-properties style:row-height="1.395cm"/>
    </style:style>
    <style:style style:name="ro5" style:family="table-row">
      <style:table-row-properties style:row-height="0cm"/>
    </style:style>
    <style:style style:name="ro6" style:family="table-row">
      <style:table-row-properties style:row-height="1.153cm"/>
    </style:style>
    <style:style style:name="ro7" style:family="table-row">
      <style:table-row-properties style:row-height="1.34cm"/>
    </style:style>
    <style:style style:name="ce1" style:family="table-cell">
      <style:graphic-properties style:repeat="repeat"/>
      <style:text-properties fo:color="#0066cc"/>
    </style:style>
    <style:style style:name="ce2" style:family="table-cell">
      <style:graphic-properties style:repeat="repeat"/>
      <style:text-properties fo:color="#0066cc"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/>
      <style:text-properties fo:color="#0066cc" fo:font-size="14pt" style:font-size-asian="14pt" style:font-size-complex="14pt"/>
    </style:style>
    <style:style style:name="ce4" style:family="table-cell">
      <style:graphic-properties style:repeat="repeat"/>
      <style:paragraph-properties fo:line-height="150%"/>
      <style:text-properties fo:color="#0066cc" fo:font-size="14pt" style:font-size-asian="14pt" style:font-size-complex="14pt"/>
    </style:style>
    <style:style style:name="P1" style:family="paragraph"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line-height="150%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66c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color="#0066cc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66cc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1cm" svg:height="1.119cm" svg:x="7.605cm" svg:y="3.159cm">
          <draw:text-box>
            <text:p><text:span text:style-name="T1">D_latch_asy_rst_n <text:s/>Module</text:span></text:p>
          </draw:text-box>
        </draw:frame>
        <draw:custom-shape draw:style-name="gr2" draw:text-style-name="P2" xml:id="id1" draw:id="id1" draw:layer="layout" svg:width="5.334cm" svg:height="6.985cm" svg:x="8.113cm" svg:y="7.604cm">
          <text:p text:style-name="P2">D_latch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11cm" svg:y1="8.874cm" svg:x2="8.213cm" svg:y2="8.874cm">
          <text:p/>
        </draw:line>
        <draw:line draw:style-name="gr3" draw:text-style-name="P2" draw:layer="layout" svg:x1="4.911cm" svg:y1="13.574cm" svg:x2="8.213cm" svg:y2="13.574cm">
          <text:p/>
        </draw:line>
        <draw:line draw:style-name="gr3" draw:text-style-name="P2" draw:layer="layout" svg:x1="13.411cm" svg:y1="11.274cm" svg:x2="16.713cm" svg:y2="11.274cm">
          <text:p/>
        </draw:line>
        <draw:frame draw:style-name="gr4" draw:text-style-name="P3" draw:layer="layout" svg:width="2.513cm" svg:height="0.962cm" svg:x="3.922cm" svg:y="7.35cm">
          <draw:text-box>
            <text:p><text:span text:style-name="T2">enable</text:span></text:p>
          </draw:text-box>
        </draw:frame>
        <draw:frame draw:style-name="gr5" draw:text-style-name="P3" draw:layer="layout" svg:width="1.806cm" svg:height="0.962cm" svg:x="3.923cm" svg:y="12.55cm">
          <draw:text-box>
            <text:p><text:span text:style-name="T2">data</text:span></text:p>
          </draw:text-box>
        </draw:frame>
        <draw:frame draw:style-name="gr6" draw:layer="layout" svg:width="0.853cm" svg:height="0.962cm" svg:x="15.733cm" svg:y="9.89cm">
          <draw:text-box>
            <text:p>q</text:p>
          </draw:text-box>
        </draw:frame>
        <draw:connector draw:style-name="gr3" draw:text-style-name="P2" draw:layer="layout" svg:x1="6.284cm" svg:y1="6.019cm" svg:x2="10.78cm" svg:y2="7.604cm" draw:end-shape="id1" draw:end-glue-point="0" svg:d="M6284 6019v542h4496v1043" svg:viewBox="0 0 4497 1586">
          <text:p/>
        </draw:connector>
        <draw:frame draw:style-name="gr7" draw:layer="layout" svg:width="1.912cm" svg:height="0.962cm" svg:x="4.175cm" svg:y="5.572cm">
          <draw:text-box>
            <text:p>rst_n</text:p>
          </draw:text-box>
        </draw:frame>
      </draw:page>
      <draw:page draw:name="page2" draw:style-name="dp1" draw:master-page-name="Default">
        <draw:frame draw:style-name="standard" draw:layer="layout" svg:width="18.161cm" svg:height="8.226cm" svg:x="2.004cm" svg:y="6.4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<text:s text:c="4"/></text:span></text:p>
                <text:p><text:span text:style-name="T3"><text:s text:c="6"/></text:span><text:span text:style-name="T3">signal</text:span></text:p>
              </table:table-cell>
              <table:table-cell>
                <text:p><text:span text:style-name="T3"/></text:p>
                <text:p><text:span text:style-name="T3"><text:s text:c="5"/></text:span><text:span text:style-name="T3">direction</text:span></text:p>
              </table:table-cell>
              <table:table-cell>
                <text:p><text:span text:style-name="T3"/></text:p>
                <text:p><text:span text:style-name="T3"><text:s text:c="8"/></text:span><text:span text:style-name="T3">width</text:span></text:p>
              </table:table-cell>
              <table:table-cell>
                <text:p><text:span text:style-name="T3"/></text:p>
                <text:p><text:span text:style-name="T3"><text:s/></text:span><text:span text:style-name="T3">description</text:span></text:p>
              </table:table-cell>
            </table:table-row>
            <table:table-row table:style-name="ro2" table:default-cell-style-name="ce1">
              <table:table-cell>
                <text:p><text:span text:style-name="T3">enable</text:span></text:p>
              </table:table-cell>
              <table:table-cell>
                <text:p><text:span text:style-name="T3">input</text:span></text:p>
              </table:table-cell>
              <table:table-cell>
                <text:p><text:span text:style-name="T3"><text:s text:c="6"/></text:span><text:span text:style-name="T3">1 bit</text:span></text:p>
              </table:table-cell>
              <table:table-cell>
                <text:p><text:span text:style-name="T3">1 bit input <text:s text:c="5"/>data</text:span></text:p>
              </table:table-cell>
            </table:table-row>
            <table:table-row table:style-name="ro1" table:default-cell-style-name="ce1">
              <table:table-cell>
                <text:p><text:span text:style-name="T3">data</text:span></text:p>
              </table:table-cell>
              <table:table-cell>
                <text:p><text:span text:style-name="T3">input</text:span></text:p>
              </table:table-cell>
              <table:table-cell>
                <text:p><text:span text:style-name="T3"><text:s text:c="6"/></text:span><text:span text:style-name="T3">1 bit</text:span></text:p>
              </table:table-cell>
              <table:table-cell>
                <text:p><text:span text:style-name="T3">1 bit input data</text:span></text:p>
              </table:table-cell>
            </table:table-row>
            <table:table-row table:style-name="ro3" table:default-cell-style-name="ce1">
              <table:table-cell>
                <text:p><text:span text:style-name="T3">q</text:span></text:p>
              </table:table-cell>
              <table:table-cell>
                <text:p><text:span text:style-name="T3">output</text:span></text:p>
              </table:table-cell>
              <table:table-cell>
                <text:p><text:span text:style-name="T3"><text:s text:c="6"/></text:span><text:span text:style-name="T3">1 bit</text:span></text:p>
              </table:table-cell>
              <table:table-cell>
                <text:p><text:span text:style-name="T3">1 output data</text:span></text:p>
              </table:table-cell>
            </table:table-row>
            <table:table-row table:style-name="ro3" table:default-cell-style-name="ce1">
              <table:table-cell>
                <text:p><text:span text:style-name="T3">rst_n</text:span></text:p>
              </table:table-cell>
              <table:table-cell>
                <text:p><text:span text:style-name="T3">input</text:span></text:p>
              </table:table-cell>
              <table:table-cell>
                <text:p><text:span text:style-name="T3"><text:s text:c="7"/></text:span><text:span text:style-name="T3">1bit</text:span></text:p>
              </table:table-cell>
              <table:table-cell>
                <text:p><text:span text:style-name="T3">1 input dat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1" draw:layer="layout" svg:width="7.618cm" svg:height="1.119cm" svg:x="6.67cm" svg:y="3.072cm">
          <draw:text-box>
            <text:p><text:span text:style-name="T1">Module description</text:span></text:p>
          </draw:text-box>
        </draw:frame>
      </draw:page>
      <draw:page draw:name="page3" draw:style-name="dp1" draw:master-page-name="Default">
        <draw:custom-shape draw:style-name="gr9" draw:text-style-name="P4" draw:layer="layout" svg:width="3.683cm" svg:height="2.159cm" svg:x="7.813cm" svg:y="4.176cm">
          <text:p text:style-name="P2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2" draw:id="id2" draw:layer="layout" svg:width="3.302cm" svg:height="3.556cm" svg:x="9.494cm" svg:y="14.366cm">
          <text:p text:style-name="P2"><text:span text:style-name="T4">sel=en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xml:id="id6" draw:id="id6" draw:layer="layout" svg:width="7.222cm" svg:height="1.905cm" svg:x="7.24cm" svg:y="8.086cm">
          <text:p text:style-name="P2"><text:span text:style-name="T5"><text:s text:c="4"/></text:span><text:span text:style-name="T5">input=enable,data,rst_n</text:span></text:p>
          <text:p text:style-name="P2"><text:span text:style-name="T5">output=q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4" xml:id="id4" draw:id="id4" draw:layer="layout" svg:width="2.813cm" svg:height="2.159cm" svg:x="9.775cm" svg:y="20.338cm">
          <text:p text:style-name="P2"><text:span text:style-name="T4">q=data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3" draw:id="id3" draw:layer="layout" svg:width="2.794cm" svg:height="2.159cm" svg:x="17.387cm" svg:y="17.571cm">
          <text:p text:style-name="P2"><text:span text:style-name="T4">q=q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5" draw:id="id5" draw:layer="layout" svg:width="3.81cm" svg:height="2.286cm" svg:x="9.286cm" svg:y="24.883cm">
          <text:p text:style-name="P2"><text:span text:style-name="T4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764cm" svg:y1="6.335cm" svg:x2="9.764cm" svg:y2="8.24cm">
          <text:p/>
        </draw:line>
        <draw:connector draw:style-name="gr3" draw:text-style-name="P2" draw:layer="layout" svg:x1="12.796cm" svg:y1="16.144cm" svg:x2="18.784cm" svg:y2="17.571cm" draw:start-shape="id2" draw:start-glue-point="7" draw:end-shape="id3" draw:end-glue-point="0" svg:d="M12796 16144h5988v1427" svg:viewBox="0 0 5989 1428">
          <text:p/>
        </draw:connector>
        <draw:connector draw:style-name="gr3" draw:text-style-name="P2" draw:layer="layout" svg:x1="11.145cm" svg:y1="17.922cm" svg:x2="11.181cm" svg:y2="20.338cm" draw:start-shape="id2" draw:start-glue-point="6" draw:end-shape="id4" draw:end-glue-point="0" svg:d="M11145 17922v1208h36v1208" svg:viewBox="0 0 37 2417">
          <text:p/>
        </draw:connector>
        <draw:connector draw:style-name="gr3" draw:text-style-name="P2" draw:layer="layout" svg:x1="11.181cm" svg:y1="22.497cm" svg:x2="11.191cm" svg:y2="24.883cm" draw:start-shape="id4" draw:start-glue-point="2" draw:end-shape="id5" draw:end-glue-point="4" svg:d="M11181 22497v1193h10v1193" svg:viewBox="0 0 11 2387">
          <text:p/>
        </draw:connector>
        <draw:frame draw:style-name="gr15" draw:text-style-name="P6" draw:layer="layout" svg:width="1.239cm" svg:height="0.806cm" svg:x="15.101cm" svg:y="15.339cm">
          <draw:text-box>
            <text:p><text:span text:style-name="T4">low</text:span></text:p>
          </draw:text-box>
        </draw:frame>
        <draw:frame draw:style-name="gr16" draw:text-style-name="P6" draw:layer="layout" svg:width="1.748cm" svg:height="0.806cm" svg:x="11.291cm" svg:y="18.416cm">
          <draw:text-box>
            <text:p><text:span text:style-name="T4">high</text:span></text:p>
          </draw:text-box>
        </draw:frame>
        <draw:frame draw:style-name="gr17" draw:text-style-name="P1" draw:layer="layout" svg:width="13.608cm" svg:height="1.119cm" svg:x="3.932cm" svg:y="1.598cm">
          <draw:text-box>
            <text:p><text:span text:style-name="T1">Flow chart for D_latch_async_rst_n</text:span></text:p>
          </draw:text-box>
        </draw:frame>
        <draw:custom-shape draw:style-name="gr18" draw:text-style-name="P2" xml:id="id7" draw:id="id7" draw:layer="layout" svg:width="3.048cm" svg:height="3.048cm" svg:x="5.572cm" svg:y="11.414cm">
          <text:p text:style-name="P2">rst_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10.851cm" svg:y1="9.991cm" svg:x2="7.096cm" svg:y2="11.414cm" draw:start-shape="id6" draw:start-glue-point="8" draw:end-shape="id7" draw:end-glue-point="4" svg:d="M10851 9991v712h-3755v711" svg:viewBox="0 0 3756 1424">
          <text:p/>
        </draw:connector>
        <draw:connector draw:style-name="gr3" draw:text-style-name="P2" draw:layer="layout" svg:x1="8.62cm" svg:y1="12.938cm" svg:x2="11.145cm" svg:y2="14.366cm" draw:start-shape="id7" draw:start-glue-point="7" draw:end-shape="id2" draw:end-glue-point="4" svg:d="M8620 12938h2525v1428" svg:viewBox="0 0 2526 1429">
          <text:p/>
        </draw:connector>
        <draw:custom-shape draw:style-name="gr19" draw:text-style-name="P2" xml:id="id8" draw:id="id8" draw:layer="layout" svg:width="2.54cm" svg:height="2.032cm" svg:x="2.524cm" svg:y="15.097cm">
          <text:p text:style-name="P2">q=0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5.572cm" svg:y1="12.938cm" svg:x2="3.794cm" svg:y2="15.097cm" draw:start-shape="id7" draw:start-glue-point="5" draw:end-shape="id8" draw:end-glue-point="0" svg:d="M5572 12938h-1778v2159" svg:viewBox="0 0 1779 2160">
          <text:p/>
        </draw:connector>
        <draw:frame draw:style-name="gr20" draw:layer="layout" svg:width="1.438cm" svg:height="0.962cm" svg:x="3.667cm" svg:y="11.976cm">
          <draw:text-box>
            <text:p>low</text:p>
          </draw:text-box>
        </draw:frame>
        <draw:frame draw:style-name="gr21" draw:layer="layout" svg:width="1.696cm" svg:height="0.962cm" svg:x="10.017cm" svg:y="11.922cm">
          <draw:text-box>
            <text:p>high</text:p>
          </draw:text-box>
        </draw:frame>
      </draw:page>
      <draw:page draw:name="page4" draw:style-name="dp1" draw:master-page-name="Default">
        <draw:frame draw:style-name="standard" draw:layer="layout" svg:width="64.768cm" svg:height="27.64cm" svg:x="-21.605cm" svg:y="4.0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>
                <text:p><text:span text:style-name="T6">S.no</text:span></text:p>
              </table:table-cell>
              <table:table-cell>
                <text:p><text:span text:style-name="T6">Functionality</text:span></text:p>
              </table:table-cell>
              <table:table-cell>
                <text:p><text:span text:style-name="T6"><text:s text:c="4"/></text:span><text:span text:style-name="T6">Test procedure</text:span></text:p>
              </table:table-cell>
              <table:table-cell>
                <text:p><text:span text:style-name="T6">Expected output</text:span></text:p>
              </table:table-cell>
              <table:table-cell>
                <text:p><text:span text:style-name="T6">Actual output</text:span></text:p>
              </table:table-cell>
              <table:table-cell>
                <text:p><text:span text:style-name="T6">Result </text:span></text:p>
                <text:p><text:span text:style-name="T6">Pass/fail</text:span></text:p>
              </table:table-cell>
            </table:table-row>
            <table:table-row table:style-name="ro5" table:default-cell-style-name="ce3">
              <table:table-cell table:style-name="ce2">
                <text:p><text:span text:style-name="T6">1.</text:span></text:p>
              </table:table-cell>
              <table:table-cell>
                <text:p><text:span text:style-name="T7">rst_n check-</text:span></text:p>
                <text:p><text:span text:style-name="T7">Check for reset of the circuit by making rst_n is low. According to spec rst_n is active low.</text:span></text:p>
              </table:table-cell>
              <table:table-cell>
                <text:p><text:span text:style-name="T7">rst_n=0,</text:span></text:p>
                <text:p><text:span text:style-name="T7"/></text:p>
              </table:table-cell>
              <table:table-cell table:style-name="ce4">
                <text:p text:style-name="P7"><text:span text:style-name="T7">q=0(irrespective of input the output will be 0)</text:span></text:p>
              </table:table-cell>
              <table:table-cell>
                <text:p><text:span text:style-name="T7">enable=x,</text:span><text:span text:style-name="T7"><text:tab/></text:span><text:span text:style-name="T7">reset=0,</text:span><text:span text:style-name="T7"><text:tab/></text:span><text:span text:style-name="T7">data=x,</text:span><text:span text:style-name="T7"><text:tab/></text:span><text:span text:style-name="T7">q=0</text:span></text:p>
                <text:p><text:span text:style-name="T7">enable=0,</text:span><text:span text:style-name="T7"><text:tab/></text:span><text:span text:style-name="T7">reset=0,</text:span><text:span text:style-name="T7"><text:tab/></text:span><text:span text:style-name="T7">data=1,</text:span><text:span text:style-name="T7"><text:tab/></text:span><text:span text:style-name="T7">q=0</text:span></text:p>
                <text:p><text:span text:style-name="T7">enable=1,</text:span><text:span text:style-name="T7"><text:tab/></text:span><text:span text:style-name="T7">reset=0,</text:span><text:span text:style-name="T7"><text:tab/></text:span><text:span text:style-name="T7">data=1,</text:span><text:span text:style-name="T7"><text:tab/></text:span><text:span text:style-name="T7">q=0</text:span></text:p>
                <text:p><text:span text:style-name="T7">enable=z,</text:span><text:span text:style-name="T7"><text:tab/></text:span><text:span text:style-name="T7">reset=0,</text:span><text:span text:style-name="T7"><text:tab/></text:span><text:span text:style-name="T7">data=1,</text:span><text:span text:style-name="T7"><text:tab/></text:span><text:span text:style-name="T7">q=0</text:span></text:p>
                <text:p><text:span text:style-name="T7">enable=x,</text:span><text:span text:style-name="T7"><text:tab/></text:span><text:span text:style-name="T7">reset=0,</text:span><text:span text:style-name="T7"><text:tab/></text:span><text:span text:style-name="T7">data=1,</text:span><text:span text:style-name="T7"><text:tab/></text:span><text:span text:style-name="T7">q=0</text:span></text:p>
                <text:p><text:span text:style-name="T7">enable=0,</text:span><text:span text:style-name="T7"><text:tab/></text:span><text:span text:style-name="T7">reset=0,</text:span><text:span text:style-name="T7"><text:tab/></text:span><text:span text:style-name="T7">data=0,</text:span><text:span text:style-name="T7"><text:tab/></text:span><text:span text:style-name="T7">q=0</text:span></text:p>
                <text:p><text:span text:style-name="T7">enable=1,</text:span><text:span text:style-name="T7"><text:tab/></text:span><text:span text:style-name="T7">reset=0,</text:span><text:span text:style-name="T7"><text:tab/></text:span><text:span text:style-name="T7">data=0,</text:span><text:span text:style-name="T7"><text:tab/></text:span><text:span text:style-name="T7">q=0</text:span></text:p>
                <text:p><text:span text:style-name="T7">enable=z,</text:span><text:span text:style-name="T7"><text:tab/></text:span><text:span text:style-name="T7">reset=0,</text:span><text:span text:style-name="T7"><text:tab/></text:span><text:span text:style-name="T7">data=0,</text:span><text:span text:style-name="T7"><text:tab/></text:span><text:span text:style-name="T7">q=0</text:span></text:p>
                <text:p><text:span text:style-name="T7">enable=x,</text:span><text:span text:style-name="T7"><text:tab/></text:span><text:span text:style-name="T7">reset=0,</text:span><text:span text:style-name="T7"><text:tab/></text:span><text:span text:style-name="T7">data=0,</text:span><text:span text:style-name="T7"><text:tab/></text:span><text:span text:style-name="T7">q=0</text:span></text:p>
                <text:p><text:span text:style-name="T7">enable=1,</text:span><text:span text:style-name="T7"><text:tab/></text:span><text:span text:style-name="T7">reset=0,</text:span><text:span text:style-name="T7"><text:tab/></text:span><text:span text:style-name="T7">data=x,</text:span><text:span text:style-name="T7"><text:tab/></text:span><text:span text:style-name="T7">q=0</text:span></text:p>
                <text:p><text:span text:style-name="T7">enable=1,</text:span><text:span text:style-name="T7"><text:tab/></text:span><text:span text:style-name="T7">reset=0,</text:span><text:span text:style-name="T7"><text:tab/></text:span><text:span text:style-name="T7">data=z,</text:span><text:span text:style-name="T7"><text:tab/></text:span><text:span text:style-name="T7">q=0</text:span></text:p>
                <text:p><text:span text:style-name="T7">enable=0,</text:span><text:span text:style-name="T7"><text:tab/></text:span><text:span text:style-name="T7">reset=0,</text:span><text:span text:style-name="T7"><text:tab/></text:span><text:span text:style-name="T7">data=x,</text:span><text:span text:style-name="T7"><text:tab/></text:span><text:span text:style-name="T7">q=0</text:span></text:p>
                <text:p><text:span text:style-name="T7">enable=0,</text:span><text:span text:style-name="T7"><text:tab/></text:span><text:span text:style-name="T7">reset=0,</text:span><text:span text:style-name="T7"><text:tab/></text:span><text:span text:style-name="T7">data=z,</text:span><text:span text:style-name="T7"><text:tab/></text:span><text:span text:style-name="T7">q=0</text:span></text:p>
                <text:p><text:span text:style-name="T7">enable=x,</text:span><text:span text:style-name="T7"><text:tab/></text:span><text:span text:style-name="T7">reset=0,</text:span><text:span text:style-name="T7"><text:tab/></text:span><text:span text:style-name="T7">data=x,</text:span><text:span text:style-name="T7"><text:tab/></text:span><text:span text:style-name="T7">q=0</text:span></text:p>
                <text:p><text:span text:style-name="T7">enable=z,</text:span><text:span text:style-name="T7"><text:tab/></text:span><text:span text:style-name="T7">reset=0,</text:span><text:span text:style-name="T7"><text:tab/></text:span><text:span text:style-name="T7">data=x,</text:span><text:span text:style-name="T7"><text:tab/></text:span><text:span text:style-name="T7">q=0</text:span></text:p>
                <text:p><text:span text:style-name="T7"/></text:p>
              </table:table-cell>
              <table:table-cell/>
            </table:table-row>
            <table:table-row table:style-name="ro6" table:default-cell-style-name="ce3">
              <table:table-cell table:style-name="ce2">
                <text:p><text:span text:style-name="T6">2.</text:span></text:p>
              </table:table-cell>
              <table:table-cell>
                <text:p><text:span text:style-name="T7">Enable check-</text:span></text:p>
                <text:p><text:span text:style-name="T7">Check for <text:s/>enable of the circuit by making enable is high.</text:span></text:p>
                <text:p><text:span text:style-name="T7"/></text:p>
                <text:p><text:span text:style-name="T7">According to spec output follows the input, when rst_n is high.</text:span></text:p>
              </table:table-cell>
              <table:table-cell>
                <text:p><text:span text:style-name="T7">Make</text:span></text:p>
                <text:p><text:span text:style-name="T7"><text:s/></text:span><text:span text:style-name="T7">Enable=1,</text:span></text:p>
                <text:p><text:span text:style-name="T7">rst_n=1.</text:span></text:p>
              </table:table-cell>
              <table:table-cell>
                <text:p><text:span text:style-name="T7">q=data</text:span></text:p>
              </table:table-cell>
              <table:table-cell>
                <text:p><text:span text:style-name="T7">enable=1,</text:span><text:span text:style-name="T7"><text:tab/></text:span><text:span text:style-name="T7">reset=1,</text:span><text:span text:style-name="T7"><text:tab/></text:span><text:span text:style-name="T7">data=1,</text:span><text:span text:style-name="T7"><text:tab/></text:span><text:span text:style-name="T7">q=1</text:span></text:p>
                <text:p><text:span text:style-name="T7">enable=1,</text:span><text:span text:style-name="T7"><text:tab/></text:span><text:span text:style-name="T7">reset=1,</text:span><text:span text:style-name="T7"><text:tab/></text:span><text:span text:style-name="T7">data=x,</text:span><text:span text:style-name="T7"><text:tab/></text:span><text:span text:style-name="T7">q=x</text:span></text:p>
                <text:p><text:span text:style-name="T7">enable=1,</text:span><text:span text:style-name="T7"><text:tab/></text:span><text:span text:style-name="T7">reset=1,</text:span><text:span text:style-name="T7"><text:tab/></text:span><text:span text:style-name="T7">data=0,</text:span><text:span text:style-name="T7"><text:tab/></text:span><text:span text:style-name="T7">q=0</text:span></text:p>
                <text:p><text:span text:style-name="T7">enable=1,</text:span><text:span text:style-name="T7"><text:tab/></text:span><text:span text:style-name="T7">reset=1,</text:span><text:span text:style-name="T7"><text:tab/></text:span><text:span text:style-name="T7">data=z,</text:span><text:span text:style-name="T7"><text:tab/></text:span><text:span text:style-name="T7">q=z</text:span></text:p>
                <text:p><text:span text:style-name="T7"/></text:p>
              </table:table-cell>
              <table:table-cell>
                <text:p><text:span text:style-name="T7">pass</text:span></text:p>
              </table:table-cell>
            </table:table-row>
            <table:table-row table:style-name="ro7" table:default-cell-style-name="ce3">
              <table:table-cell table:style-name="ce2">
                <text:p><text:span text:style-name="T6">3.</text:span></text:p>
              </table:table-cell>
              <table:table-cell>
                <text:p><text:span text:style-name="T7">Enable check-</text:span></text:p>
                <text:p><text:span text:style-name="T7">Check for enable of the circuit by making enable is low.</text:span></text:p>
                <text:p><text:span text:style-name="T7">According to spec <text:s/>it holds the <text:s/>previous value, when rst_n is high.</text:span></text:p>
              </table:table-cell>
              <table:table-cell>
                <text:p><text:span text:style-name="T7">Make enable=0</text:span></text:p>
              </table:table-cell>
              <table:table-cell>
                <text:p><text:span text:style-name="T7">q=it holds the previous value</text:span></text:p>
              </table:table-cell>
              <table:table-cell>
                <text:p><text:span text:style-name="T7">enable=1,</text:span><text:span text:style-name="T7"><text:tab/></text:span><text:span text:style-name="T7">reset=1,</text:span><text:span text:style-name="T7"><text:tab/></text:span><text:span text:style-name="T7">data=0,</text:span><text:span text:style-name="T7"><text:tab/></text:span><text:span text:style-name="T7">q=0</text:span></text:p>
                <text:p><text:span text:style-name="T7">enable=0,</text:span><text:span text:style-name="T7"><text:tab/></text:span><text:span text:style-name="T7">reset=1,</text:span><text:span text:style-name="T7"><text:tab/></text:span><text:span text:style-name="T7">data=1,</text:span><text:span text:style-name="T7"><text:tab/></text:span><text:span text:style-name="T7">q=0</text:span></text:p>
                <text:p><text:span text:style-name="T7">enable=0,</text:span><text:span text:style-name="T7"><text:tab/></text:span><text:span text:style-name="T7">reset=1,</text:span><text:span text:style-name="T7"><text:tab/></text:span><text:span text:style-name="T7">data=x,</text:span><text:span text:style-name="T7"><text:tab/></text:span><text:span text:style-name="T7">q=0</text:span></text:p>
                <text:p><text:span text:style-name="T7"/></text:p>
              </table:table-cell>
              <table:table-cell>
                <text:p><text:span text:style-name="T7">pass</text:span></text:p>
              </table:table-cell>
            </table:table-row>
            <table:table-row table:style-name="ro7" table:default-cell-style-name="ce3">
              <table:table-cell table:style-name="ce2">
                <text:p><text:span text:style-name="T6">4.</text:span></text:p>
              </table:table-cell>
              <table:table-cell>
                <text:p><text:span text:style-name="T7">Enable check-</text:span></text:p>
                <text:p><text:span text:style-name="T7">Check for enable of the circuit by making enable is unknown.</text:span></text:p>
                <text:p><text:span text:style-name="T7">When reset is high.</text:span></text:p>
                <text:p><text:span text:style-name="T7">According to spec <text:s/>output is not specified.</text:span></text:p>
              </table:table-cell>
              <table:table-cell>
                <text:p><text:span text:style-name="T7">Make enable=x</text:span></text:p>
                <text:p><text:span text:style-name="T7">rst_n=1</text:span></text:p>
              </table:table-cell>
              <table:table-cell>
                <text:p><text:span text:style-name="T7">q=0 (irrespective of input output will be 0)</text:span></text:p>
              </table:table-cell>
              <table:table-cell>
                <text:p><text:span text:style-name="T7">enable=x,</text:span><text:span text:style-name="T7"><text:tab/></text:span><text:span text:style-name="T7">reset=1,</text:span><text:span text:style-name="T7"><text:tab/></text:span><text:span text:style-name="T7">data=0,</text:span><text:span text:style-name="T7"><text:tab/></text:span><text:span text:style-name="T7">q=0</text:span></text:p>
                <text:p><text:span text:style-name="T7">enable=x,</text:span><text:span text:style-name="T7"><text:tab/></text:span><text:span text:style-name="T7">reset=1,</text:span><text:span text:style-name="T7"><text:tab/></text:span><text:span text:style-name="T7">data=1,</text:span><text:span text:style-name="T7"><text:tab/></text:span><text:span text:style-name="T7">q=0</text:span></text:p>
                <text:p><text:span text:style-name="T7">enable=x,</text:span><text:span text:style-name="T7"><text:tab/></text:span><text:span text:style-name="T7">reset=1,</text:span><text:span text:style-name="T7"><text:tab/></text:span><text:span text:style-name="T7">data=x,</text:span><text:span text:style-name="T7"><text:tab/></text:span><text:span text:style-name="T7">q=0</text:span></text:p>
                <text:p><text:span text:style-name="T7"/></text:p>
              </table:table-cell>
              <table:table-cell>
                <text:p><text:span text:style-name="T7">pass</text:span></text:p>
              </table:table-cell>
            </table:table-row>
            <table:table-row table:style-name="ro7" table:default-cell-style-name="ce3">
              <table:table-cell table:style-name="ce2">
                <text:p><text:span text:style-name="T6">5.</text:span></text:p>
              </table:table-cell>
              <table:table-cell>
                <text:p><text:span text:style-name="T7">Enable check-</text:span></text:p>
                <text:p><text:span text:style-name="T7">Check for enable of the circuit by making enable is <text:s/>z.</text:span></text:p>
                <text:p><text:span text:style-name="T7">When reset is high.</text:span></text:p>
                <text:p><text:span text:style-name="T7">According to spec <text:s/>output is not specified.</text:span></text:p>
              </table:table-cell>
              <table:table-cell>
                <text:p><text:span text:style-name="T7">Make</text:span></text:p>
                <text:p><text:span text:style-name="T7">enable=z</text:span></text:p>
                <text:p><text:span text:style-name="T7">rst_n=1</text:span></text:p>
              </table:table-cell>
              <table:table-cell>
                <text:p><text:span text:style-name="T7">q=0</text:span></text:p>
              </table:table-cell>
              <table:table-cell>
                <text:p><text:span text:style-name="T7">enable=z,</text:span><text:span text:style-name="T7"><text:tab/></text:span><text:span text:style-name="T7">reset=1,</text:span><text:span text:style-name="T7"><text:tab/></text:span><text:span text:style-name="T7">data=0,</text:span><text:span text:style-name="T7"><text:tab/></text:span><text:span text:style-name="T7">q=0</text:span></text:p>
                <text:p><text:span text:style-name="T7">enable=z,</text:span><text:span text:style-name="T7"><text:tab/></text:span><text:span text:style-name="T7">reset=1,</text:span><text:span text:style-name="T7"><text:tab/></text:span><text:span text:style-name="T7">data=1,</text:span><text:span text:style-name="T7"><text:tab/></text:span><text:span text:style-name="T7">q=0</text:span></text:p>
                <text:p><text:span text:style-name="T7">enable=z,</text:span><text:span text:style-name="T7"><text:tab/></text:span><text:span text:style-name="T7">reset=1,</text:span><text:span text:style-name="T7"><text:tab/></text:span><text:span text:style-name="T7">data=x,</text:span><text:span text:style-name="T7"><text:tab/></text:span><text:span text:style-name="T7">q=0</text:span></text:p>
                <text:p><text:span text:style-name="T7"/></text:p>
              </table:table-cell>
              <table:table-cell>
                <text:p><text:span text:style-name="T7">pass</text:span></text:p>
              </table:table-cell>
            </table:table-row>
            <table:table-row table:style-name="ro7" table:default-cell-style-name="ce3">
              <table:table-cell table:style-name="ce2">
                <text:p><text:span text:style-name="T6">6.</text:span></text:p>
              </table:table-cell>
              <table:table-cell>
                <text:p><text:span text:style-name="T7">Data check-</text:span></text:p>
                <text:p><text:span text:style-name="T7">Check for,if data is unknown or z ,when enable is high&amp;rst_n is high.</text:span></text:p>
                <text:p><text:span text:style-name="T7"/></text:p>
                <text:p><text:span text:style-name="T7">According to spec output follows the input.</text:span></text:p>
              </table:table-cell>
              <table:table-cell>
                <text:p><text:span text:style-name="T7">Make </text:span></text:p>
                <text:p><text:span text:style-name="T7">data=x or z,</text:span></text:p>
                <text:p><text:span text:style-name="T7">Enable =1</text:span></text:p>
                <text:p><text:span text:style-name="T7">rst_n=1</text:span></text:p>
              </table:table-cell>
              <table:table-cell>
                <text:p><text:span text:style-name="T7">q=data</text:span></text:p>
              </table:table-cell>
              <table:table-cell>
                <text:p><text:span text:style-name="T7">enable=1,</text:span><text:span text:style-name="T7"><text:tab/></text:span><text:span text:style-name="T7">reset=1,</text:span><text:span text:style-name="T7"><text:tab/></text:span><text:span text:style-name="T7">data=1,</text:span><text:span text:style-name="T7"><text:tab/></text:span><text:span text:style-name="T7">q=1</text:span></text:p>
                <text:p><text:span text:style-name="T7">enable=1,</text:span><text:span text:style-name="T7"><text:tab/></text:span><text:span text:style-name="T7">reset=1,</text:span><text:span text:style-name="T7"><text:tab/></text:span><text:span text:style-name="T7">data=z,</text:span><text:span text:style-name="T7"><text:tab/></text:span><text:span text:style-name="T7">q=z</text:span></text:p>
                <text:p><text:span text:style-name="T7">enable=1,</text:span><text:span text:style-name="T7"><text:tab/></text:span><text:span text:style-name="T7">reset=1,</text:span><text:span text:style-name="T7"><text:tab/></text:span><text:span text:style-name="T7">data=x,</text:span><text:span text:style-name="T7"><text:tab/></text:span><text:span text:style-name="T7">q=x</text:span></text:p>
                <text:p><text:span text:style-name="T7"/></text:p>
              </table:table-cell>
              <table:table-cell>
                <text:p><text:span text:style-name="T7">pass</text:span></text:p>
              </table:table-cell>
            </table:table-row>
            <table:table-row table:style-name="ro7" table:default-cell-style-name="ce3">
              <table:table-cell table:style-name="ce2">
                <text:p><text:span text:style-name="T6">7.</text:span></text:p>
              </table:table-cell>
              <table:table-cell>
                <text:p><text:span text:style-name="T7">Data check-</text:span></text:p>
                <text:p><text:span text:style-name="T7">Check for, if data is unknown or z, when enable is low.</text:span></text:p>
                <text:p><text:span text:style-name="T7">It holds the previous data.</text:span></text:p>
                <text:p><text:span text:style-name="T7">When rst_n is high.</text:span></text:p>
              </table:table-cell>
              <table:table-cell>
                <text:p><text:span text:style-name="T7">Make </text:span></text:p>
                <text:p><text:span text:style-name="T7">data=z or x</text:span></text:p>
                <text:p><text:span text:style-name="T7">Enable=0</text:span></text:p>
                <text:p><text:span text:style-name="T7">rst_n=1</text:span></text:p>
              </table:table-cell>
              <table:table-cell>
                <text:p><text:span text:style-name="T7">q=previous data</text:span></text:p>
              </table:table-cell>
              <table:table-cell>
                <text:p><text:span text:style-name="T7">enable=1,</text:span><text:span text:style-name="T7"><text:tab/></text:span><text:span text:style-name="T7">reset=1,</text:span><text:span text:style-name="T7"><text:tab/></text:span><text:span text:style-name="T7">data=1,</text:span><text:span text:style-name="T7"><text:tab/></text:span><text:span text:style-name="T7">q=1</text:span></text:p>
                <text:p><text:span text:style-name="T7">enable=0,</text:span><text:span text:style-name="T7"><text:tab/></text:span><text:span text:style-name="T7">reset=1,</text:span><text:span text:style-name="T7"><text:tab/></text:span><text:span text:style-name="T7">data=z,</text:span><text:span text:style-name="T7"><text:tab/></text:span><text:span text:style-name="T7">q=1</text:span></text:p>
                <text:p><text:span text:style-name="T7">enable=0,</text:span><text:span text:style-name="T7"><text:tab/></text:span><text:span text:style-name="T7">reset=1,</text:span><text:span text:style-name="T7"><text:tab/></text:span><text:span text:style-name="T7">data=x,</text:span><text:span text:style-name="T7"><text:tab/></text:span><text:span text:style-name="T7">q=1</text:span></text:p>
                <text:p><text:span text:style-name="T7"/></text:p>
              </table:table-cell>
              <table:table-cell>
                <text:p><text:span text:style-name="T7">pas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2" draw:text-style-name="P1" draw:layer="layout" svg:width="4.418cm" svg:height="1.119cm" svg:x="8.451cm" svg:y="2.099cm">
          <draw:text-box>
            <text:p><text:span text:style-name="T1">Test ca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2T18:16:01.721490565</meta:creation-date>
    <dc:date>2016-11-14T16:38:11.156401470</dc:date>
    <meta:editing-duration>PT1H6M5S</meta:editing-duration>
    <meta:editing-cycles>21</meta:editing-cycles>
    <meta:generator>LibreOffice/4.3.7.2$Linux_X86_64 LibreOffice_project/430$Build-2</meta:generator>
    <meta:document-statistic meta:object-count="34"/>
  </office:meta>
</office:document-meta>
</file>